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atatype.setArrayType( boolean arra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.isArra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.convertFromString( String 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.get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.addValidationRule( ValidationRule validationR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.setBuilder( Datatype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.validate( Object value , ExpressionContext expression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Datatype.get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.getPlain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.convertToString( Object 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.setConvertor( Convertor conver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